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]*100/SUM([.B2:.C2])" office:value-type="float" office:value="100" calcext:value-type="float">
            <text:p>100</text:p>
          </table:table-cell>
          <table:table-cell table:formula="of:=[.B2]*100/SUM([.B2];[.D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]*100/SUM([.B3:.C3])" office:value-type="float" office:value="100" calcext:value-type="float">
            <text:p>100</text:p>
          </table:table-cell>
          <table:table-cell table:formula="of:=[.B3]*100/SUM([.B3];[.D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]*100/SUM([.B4:.C4])" office:value-type="float" office:value="100" calcext:value-type="float">
            <text:p>100</text:p>
          </table:table-cell>
          <table:table-cell table:formula="of:=[.B4]*100/SUM([.B4];[.D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]*100/SUM([.B5:.C5])" office:value-type="float" office:value="100" calcext:value-type="float">
            <text:p>100</text:p>
          </table:table-cell>
          <table:table-cell table:formula="of:=[.B5]*100/SUM([.B5];[.D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]*100/SUM([.B6:.C6])" office:value-type="float" office:value="100" calcext:value-type="float">
            <text:p>100</text:p>
          </table:table-cell>
          <table:table-cell table:formula="of:=[.B6]*100/SUM([.B6];[.D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]*100/SUM([.B7:.C7])" office:value-type="float" office:value="100" calcext:value-type="float">
            <text:p>100</text:p>
          </table:table-cell>
          <table:table-cell table:formula="of:=[.B7]*100/SUM([.B7];[.D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]*100/SUM([.B8:.C8])" office:value-type="float" office:value="100" calcext:value-type="float">
            <text:p>100</text:p>
          </table:table-cell>
          <table:table-cell table:formula="of:=[.B8]*100/SUM([.B8];[.D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]*100/SUM([.B9:.C9])" office:value-type="float" office:value="100" calcext:value-type="float">
            <text:p>100</text:p>
          </table:table-cell>
          <table:table-cell table:formula="of:=[.B9]*100/SUM([.B9];[.D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*100/SUM([.B10:.C10])" office:value-type="float" office:value="100" calcext:value-type="float">
            <text:p>100</text:p>
          </table:table-cell>
          <table:table-cell table:formula="of:=[.B10]*100/SUM([.B10];[.D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1]*100/SUM([.B11];[.D11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*100/SUM([.B12:.C12])" office:value-type="float" office:value="100" calcext:value-type="float">
            <text:p>100</text:p>
          </table:table-cell>
          <table:table-cell table:formula="of:=[.B12]*100/SUM([.B12];[.D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100/SUM([.B13:.C13])" office:value-type="float" office:value="100" calcext:value-type="float">
            <text:p>100</text:p>
          </table:table-cell>
          <table:table-cell table:formula="of:=[.B13]*100/SUM([.B13];[.D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]*100/SUM([.B14:.C14])" office:value-type="float" office:value="100" calcext:value-type="float">
            <text:p>100</text:p>
          </table:table-cell>
          <table:table-cell table:formula="of:=[.B14]*100/SUM([.B14];[.D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*100/SUM([.B15:.C15])" office:value-type="float" office:value="100" calcext:value-type="float">
            <text:p>100</text:p>
          </table:table-cell>
          <table:table-cell table:formula="of:=[.B15]*100/SUM([.B15];[.D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]*100/SUM([.B16:.C16])" office:value-type="float" office:value="100" calcext:value-type="float">
            <text:p>100</text:p>
          </table:table-cell>
          <table:table-cell table:formula="of:=[.B16]*100/SUM([.B16];[.D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]*100/SUM([.B17:.C17])" office:value-type="float" office:value="100" calcext:value-type="float">
            <text:p>100</text:p>
          </table:table-cell>
          <table:table-cell table:formula="of:=[.B17]*100/SUM([.B17];[.D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]*100/SUM([.B18:.C18])" office:value-type="float" office:value="100" calcext:value-type="float">
            <text:p>100</text:p>
          </table:table-cell>
          <table:table-cell table:formula="of:=[.B18]*100/SUM([.B18];[.D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]*100/SUM([.B19:.C19])" office:value-type="float" office:value="100" calcext:value-type="float">
            <text:p>100</text:p>
          </table:table-cell>
          <table:table-cell table:formula="of:=[.B19]*100/SUM([.B19];[.D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*100/SUM([.B20:.C20])" office:value-type="float" office:value="100" calcext:value-type="float">
            <text:p>100</text:p>
          </table:table-cell>
          <table:table-cell table:formula="of:=[.B20]*100/SUM([.B20];[.D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]*100/SUM([.B21:.C21])" office:value-type="float" office:value="100" calcext:value-type="float">
            <text:p>100</text:p>
          </table:table-cell>
          <table:table-cell table:formula="of:=[.B21]*100/SUM([.B21];[.D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]*100/SUM([.B22:.C22])" office:value-type="float" office:value="100" calcext:value-type="float">
            <text:p>100</text:p>
          </table:table-cell>
          <table:table-cell table:formula="of:=[.B22]*100/SUM([.B22];[.D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]*100/SUM([.B24:.C24])" office:value-type="float" office:value="100" calcext:value-type="float">
            <text:p>100</text:p>
          </table:table-cell>
          <table:table-cell table:formula="of:=[.B24]*100/SUM([.B24];[.D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]*100/SUM([.B25:.C25])" office:value-type="float" office:value="100" calcext:value-type="float">
            <text:p>100</text:p>
          </table:table-cell>
          <table:table-cell table:formula="of:=[.B25]*100/SUM([.B25];[.D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]*100/SUM([.B26:.C26])" office:value-type="float" office:value="100" calcext:value-type="float">
            <text:p>100</text:p>
          </table:table-cell>
          <table:table-cell table:formula="of:=[.B26]*100/SUM([.B26];[.D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]*100/SUM([.B27:.C27])" office:value-type="float" office:value="100" calcext:value-type="float">
            <text:p>100</text:p>
          </table:table-cell>
          <table:table-cell table:formula="of:=[.B27]*100/SUM([.B27];[.D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]*100/SUM([.B28:.C28])" office:value-type="float" office:value="100" calcext:value-type="float">
            <text:p>100</text:p>
          </table:table-cell>
          <table:table-cell table:formula="of:=[.B28]*100/SUM([.B28];[.D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]*100/SUM([.B29:.C29])" office:value-type="float" office:value="100" calcext:value-type="float">
            <text:p>100</text:p>
          </table:table-cell>
          <table:table-cell table:formula="of:=[.B29]*100/SUM([.B29];[.D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]*100/SUM([.B30:.C30])" office:value-type="float" office:value="100" calcext:value-type="float">
            <text:p>100</text:p>
          </table:table-cell>
          <table:table-cell table:formula="of:=[.B30]*100/SUM([.B30];[.D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]*100/SUM([.B31:.C31])" office:value-type="float" office:value="100" calcext:value-type="float">
            <text:p>100</text:p>
          </table:table-cell>
          <table:table-cell table:formula="of:=[.B31]*100/SUM([.B31];[.D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]*100/SUM([.B32:.C32])" office:value-type="float" office:value="100" calcext:value-type="float">
            <text:p>100</text:p>
          </table:table-cell>
          <table:table-cell table:formula="of:=[.B32]*100/SUM([.B32];[.D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]*100/SUM([.B33:.C33])" office:value-type="float" office:value="100" calcext:value-type="float">
            <text:p>100</text:p>
          </table:table-cell>
          <table:table-cell table:formula="of:=[.B33]*100/SUM([.B33];[.D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]*100/SUM([.B34:.C34])" office:value-type="float" office:value="100" calcext:value-type="float">
            <text:p>100</text:p>
          </table:table-cell>
          <table:table-cell table:formula="of:=[.B34]*100/SUM([.B34];[.D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]*100/SUM([.B35:.C35])" office:value-type="float" office:value="100" calcext:value-type="float">
            <text:p>100</text:p>
          </table:table-cell>
          <table:table-cell table:formula="of:=[.B35]*100/SUM([.B35];[.D3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]*100/SUM([.B36:.C36])" office:value-type="float" office:value="100" calcext:value-type="float">
            <text:p>100</text:p>
          </table:table-cell>
          <table:table-cell table:formula="of:=[.B36]*100/SUM([.B36];[.D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]*100/SUM([.B37:.C37])" office:value-type="float" office:value="100" calcext:value-type="float">
            <text:p>100</text:p>
          </table:table-cell>
          <table:table-cell table:formula="of:=[.B37]*100/SUM([.B37];[.D3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]*100/SUM([.B38:.C38])" office:value-type="float" office:value="100" calcext:value-type="float">
            <text:p>100</text:p>
          </table:table-cell>
          <table:table-cell table:formula="of:=[.B38]*100/SUM([.B38];[.D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]*100/SUM([.B39:.C39])" office:value-type="float" office:value="100" calcext:value-type="float">
            <text:p>100</text:p>
          </table:table-cell>
          <table:table-cell table:formula="of:=[.B39]*100/SUM([.B39];[.D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]*100/SUM([.B40:.C40])" office:value-type="float" office:value="100" calcext:value-type="float">
            <text:p>100</text:p>
          </table:table-cell>
          <table:table-cell table:formula="of:=[.B40]*100/SUM([.B40];[.D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]*100/SUM([.B41:.C41])" office:value-type="float" office:value="100" calcext:value-type="float">
            <text:p>100</text:p>
          </table:table-cell>
          <table:table-cell table:formula="of:=[.B41]*100/SUM([.B41];[.D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]*100/SUM([.B42:.C42])" office:value-type="float" office:value="100" calcext:value-type="float">
            <text:p>100</text:p>
          </table:table-cell>
          <table:table-cell table:formula="of:=[.B42]*100/SUM([.B42];[.D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]*100/SUM([.B43:.C43])" office:value-type="float" office:value="100" calcext:value-type="float">
            <text:p>100</text:p>
          </table:table-cell>
          <table:table-cell table:formula="of:=[.B43]*100/SUM([.B43];[.D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]*100/SUM([.B44:.C44])" office:value-type="float" office:value="100" calcext:value-type="float">
            <text:p>100</text:p>
          </table:table-cell>
          <table:table-cell table:formula="of:=[.B44]*100/SUM([.B44];[.D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]*100/SUM([.B45:.C45])" office:value-type="float" office:value="100" calcext:value-type="float">
            <text:p>100</text:p>
          </table:table-cell>
          <table:table-cell table:formula="of:=[.B45]*100/SUM([.B45];[.D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]*100/SUM([.B46:.C46])" office:value-type="float" office:value="100" calcext:value-type="float">
            <text:p>100</text:p>
          </table:table-cell>
          <table:table-cell table:formula="of:=[.B46]*100/SUM([.B46];[.D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]*100/SUM([.B47:.C47])" office:value-type="float" office:value="100" calcext:value-type="float">
            <text:p>100</text:p>
          </table:table-cell>
          <table:table-cell table:formula="of:=[.B47]*100/SUM([.B47];[.D4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]*100/SUM([.B48:.C48])" office:value-type="float" office:value="100" calcext:value-type="float">
            <text:p>100</text:p>
          </table:table-cell>
          <table:table-cell table:formula="of:=[.B48]*100/SUM([.B48];[.D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]*100/SUM([.B49:.C49])" office:value-type="float" office:value="100" calcext:value-type="float">
            <text:p>100</text:p>
          </table:table-cell>
          <table:table-cell table:formula="of:=[.B49]*100/SUM([.B49];[.D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]*100/SUM([.B50:.C50])" office:value-type="float" office:value="100" calcext:value-type="float">
            <text:p>100</text:p>
          </table:table-cell>
          <table:table-cell table:formula="of:=[.B50]*100/SUM([.B50];[.D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]*100/SUM([.B51:.C51])" office:value-type="float" office:value="100" calcext:value-type="float">
            <text:p>100</text:p>
          </table:table-cell>
          <table:table-cell table:formula="of:=[.B51]*100/SUM([.B51];[.D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]*100/SUM([.B52:.C52])" office:value-type="float" office:value="100" calcext:value-type="float">
            <text:p>100</text:p>
          </table:table-cell>
          <table:table-cell table:formula="of:=[.B52]*100/SUM([.B52];[.D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]*100/SUM([.B53:.C53])" office:value-type="float" office:value="100" calcext:value-type="float">
            <text:p>100</text:p>
          </table:table-cell>
          <table:table-cell table:formula="of:=[.B53]*100/SUM([.B53];[.D5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]*100/SUM([.B54:.C54])" office:value-type="float" office:value="100" calcext:value-type="float">
            <text:p>100</text:p>
          </table:table-cell>
          <table:table-cell table:formula="of:=[.B54]*100/SUM([.B54];[.D5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]*100/SUM([.B55:.C55])" office:value-type="float" office:value="100" calcext:value-type="float">
            <text:p>100</text:p>
          </table:table-cell>
          <table:table-cell table:formula="of:=[.B55]*100/SUM([.B55];[.D55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]*100/SUM([.B56:.C56])" office:value-type="float" office:value="100" calcext:value-type="float">
            <text:p>100</text:p>
          </table:table-cell>
          <table:table-cell table:formula="of:=[.B56]*100/SUM([.B56];[.D56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7]*100/SUM([.B57:.C57])" office:value-type="float" office:value="0" calcext:value-type="float">
            <text:p>0</text:p>
          </table:table-cell>
          <table:table-cell table:formula="of:=[.B57]*100/SUM([.B57];[.D57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58]*100/SUM([.B58];[.D58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9]*100/SUM([.B59:.C59])" office:value-type="float" office:value="33.3333333333333" calcext:value-type="float">
            <text:p>33.3333333333333</text:p>
          </table:table-cell>
          <table:table-cell table:formula="of:=[.B59]*100/SUM([.B59];[.D5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0]*100/SUM([.B60:.C60])" office:value-type="float" office:value="100" calcext:value-type="float">
            <text:p>100</text:p>
          </table:table-cell>
          <table:table-cell table:formula="of:=[.B60]*100/SUM([.B60];[.D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1]*100/SUM([.B61:.C61])" office:value-type="float" office:value="100" calcext:value-type="float">
            <text:p>100</text:p>
          </table:table-cell>
          <table:table-cell table:formula="of:=[.B61]*100/SUM([.B61];[.D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]*100/SUM([.B62:.C62])" office:value-type="float" office:value="100" calcext:value-type="float">
            <text:p>100</text:p>
          </table:table-cell>
          <table:table-cell table:formula="of:=[.B62]*100/SUM([.B62];[.D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]*100/SUM([.B63:.C63])" office:value-type="float" office:value="100" calcext:value-type="float">
            <text:p>100</text:p>
          </table:table-cell>
          <table:table-cell table:formula="of:=[.B63]*100/SUM([.B63];[.D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]*100/SUM([.B64:.C64])" office:value-type="float" office:value="100" calcext:value-type="float">
            <text:p>100</text:p>
          </table:table-cell>
          <table:table-cell table:formula="of:=[.B64]*100/SUM([.B64];[.D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]*100/SUM([.B65:.C65])" office:value-type="float" office:value="100" calcext:value-type="float">
            <text:p>100</text:p>
          </table:table-cell>
          <table:table-cell table:formula="of:=[.B65]*100/SUM([.B65];[.D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]*100/SUM([.B66:.C66])" office:value-type="float" office:value="100" calcext:value-type="float">
            <text:p>100</text:p>
          </table:table-cell>
          <table:table-cell table:formula="of:=[.B66]*100/SUM([.B66];[.D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7]*100/SUM([.B67:.C67])" office:value-type="float" office:value="100" calcext:value-type="float">
            <text:p>100</text:p>
          </table:table-cell>
          <table:table-cell table:formula="of:=[.B67]*100/SUM([.B67];[.D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8]*100/SUM([.B68:.C68])" office:value-type="float" office:value="100" calcext:value-type="float">
            <text:p>100</text:p>
          </table:table-cell>
          <table:table-cell table:formula="of:=[.B68]*100/SUM([.B68];[.D6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9]*100/SUM([.B69:.C69])" office:value-type="float" office:value="100" calcext:value-type="float">
            <text:p>100</text:p>
          </table:table-cell>
          <table:table-cell table:formula="of:=[.B69]*100/SUM([.B69];[.D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0]*100/SUM([.B70:.C70])" office:value-type="float" office:value="100" calcext:value-type="float">
            <text:p>100</text:p>
          </table:table-cell>
          <table:table-cell table:formula="of:=[.B70]*100/SUM([.B70];[.D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1]*100/SUM([.B71:.C71])" office:value-type="float" office:value="100" calcext:value-type="float">
            <text:p>100</text:p>
          </table:table-cell>
          <table:table-cell table:formula="of:=[.B71]*100/SUM([.B71];[.D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2]*100/SUM([.B72:.C72])" office:value-type="float" office:value="100" calcext:value-type="float">
            <text:p>100</text:p>
          </table:table-cell>
          <table:table-cell table:formula="of:=[.B72]*100/SUM([.B72];[.D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3]*100/SUM([.B73:.C73])" office:value-type="float" office:value="100" calcext:value-type="float">
            <text:p>100</text:p>
          </table:table-cell>
          <table:table-cell table:formula="of:=[.B73]*100/SUM([.B73];[.D7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4]*100/SUM([.B74:.C74])" office:value-type="float" office:value="100" calcext:value-type="float">
            <text:p>100</text:p>
          </table:table-cell>
          <table:table-cell table:formula="of:=[.B74]*100/SUM([.B74];[.D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5]*100/SUM([.B75:.C75])" office:value-type="float" office:value="100" calcext:value-type="float">
            <text:p>100</text:p>
          </table:table-cell>
          <table:table-cell table:formula="of:=[.B75]*100/SUM([.B75];[.D7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6]*100/SUM([.B76:.C76])" office:value-type="float" office:value="100" calcext:value-type="float">
            <text:p>100</text:p>
          </table:table-cell>
          <table:table-cell table:formula="of:=[.B76]*100/SUM([.B76];[.D7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7]*100/SUM([.B77:.C77])" office:value-type="float" office:value="100" calcext:value-type="float">
            <text:p>100</text:p>
          </table:table-cell>
          <table:table-cell table:formula="of:=[.B77]*100/SUM([.B77];[.D7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8]*100/SUM([.B78:.C78])" office:value-type="float" office:value="50" calcext:value-type="float">
            <text:p>50</text:p>
          </table:table-cell>
          <table:table-cell table:formula="of:=[.B78]*100/SUM([.B78];[.D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9]*100/SUM([.B79:.C79])" office:value-type="float" office:value="50" calcext:value-type="float">
            <text:p>50</text:p>
          </table:table-cell>
          <table:table-cell table:formula="of:=[.B79]*100/SUM([.B79];[.D79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0]*100/SUM([.B80:.C80])" office:value-type="float" office:value="50" calcext:value-type="float">
            <text:p>50</text:p>
          </table:table-cell>
          <table:table-cell table:formula="of:=[.B80]*100/SUM([.B80];[.D80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1]*100/SUM([.B81:.C81])" office:value-type="float" office:value="100" calcext:value-type="float">
            <text:p>100</text:p>
          </table:table-cell>
          <table:table-cell table:formula="of:=[.B81]*100/SUM([.B81];[.D8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82]*100/SUM([.B82];[.D82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3]*100/SUM([.B83:.C83])" office:value-type="float" office:value="33.3333333333333" calcext:value-type="float">
            <text:p>33.3333333333333</text:p>
          </table:table-cell>
          <table:table-cell table:formula="of:=[.B83]*100/SUM([.B83];[.D8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4]*100/SUM([.B84:.C84])" office:value-type="float" office:value="50" calcext:value-type="float">
            <text:p>50</text:p>
          </table:table-cell>
          <table:table-cell table:formula="of:=[.B84]*100/SUM([.B84];[.D8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5]*100/SUM([.B85:.C85])" office:value-type="float" office:value="50" calcext:value-type="float">
            <text:p>50</text:p>
          </table:table-cell>
          <table:table-cell table:formula="of:=[.B85]*100/SUM([.B85];[.D8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6]*100/SUM([.B86:.C86])" office:value-type="float" office:value="100" calcext:value-type="float">
            <text:p>100</text:p>
          </table:table-cell>
          <table:table-cell table:formula="of:=[.B86]*100/SUM([.B86];[.D8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7]*100/SUM([.B87:.C87])" office:value-type="float" office:value="100" calcext:value-type="float">
            <text:p>100</text:p>
          </table:table-cell>
          <table:table-cell table:formula="of:=[.B87]*100/SUM([.B87];[.D8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8]*100/SUM([.B88:.C88])" office:value-type="float" office:value="100" calcext:value-type="float">
            <text:p>100</text:p>
          </table:table-cell>
          <table:table-cell table:formula="of:=[.B88]*100/SUM([.B88];[.D8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9]*100/SUM([.B89:.C89])" office:value-type="float" office:value="100" calcext:value-type="float">
            <text:p>100</text:p>
          </table:table-cell>
          <table:table-cell table:formula="of:=[.B89]*100/SUM([.B89];[.D8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0]*100/SUM([.B90:.C90])" office:value-type="float" office:value="100" calcext:value-type="float">
            <text:p>100</text:p>
          </table:table-cell>
          <table:table-cell table:formula="of:=[.B90]*100/SUM([.B90];[.D9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5]*100/SUM([.B95:.C95])" office:value-type="float" office:value="100" calcext:value-type="float">
            <text:p>100</text:p>
          </table:table-cell>
          <table:table-cell table:formula="of:=[.B95]*100/SUM([.B95];[.D9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6]*100/SUM([.B96:.C96])" office:value-type="float" office:value="100" calcext:value-type="float">
            <text:p>100</text:p>
          </table:table-cell>
          <table:table-cell table:formula="of:=[.B96]*100/SUM([.B96];[.D96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7]*100/SUM([.B97:.C97])" office:value-type="float" office:value="100" calcext:value-type="float">
            <text:p>100</text:p>
          </table:table-cell>
          <table:table-cell table:formula="of:=[.B97]*100/SUM([.B97];[.D9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8]*100/SUM([.B98:.C98])" office:value-type="float" office:value="100" calcext:value-type="float">
            <text:p>100</text:p>
          </table:table-cell>
          <table:table-cell table:formula="of:=[.B98]*100/SUM([.B98];[.D98])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9]*100/SUM([.B99:.C99])" office:value-type="float" office:value="100" calcext:value-type="float">
            <text:p>100</text:p>
          </table:table-cell>
          <table:table-cell table:formula="of:=[.B99]*100/SUM([.B99];[.D9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0]*100/SUM([.B100:.C100])" office:value-type="float" office:value="100" calcext:value-type="float">
            <text:p>100</text:p>
          </table:table-cell>
          <table:table-cell table:formula="of:=[.B100]*100/SUM([.B100];[.D10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1]*100/SUM([.B101:.C101])" office:value-type="float" office:value="100" calcext:value-type="float">
            <text:p>100</text:p>
          </table:table-cell>
          <table:table-cell table:formula="of:=[.B101]*100/SUM([.B101];[.D10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2]*100/SUM([.B102:.C102])" office:value-type="float" office:value="100" calcext:value-type="float">
            <text:p>100</text:p>
          </table:table-cell>
          <table:table-cell table:formula="of:=[.B102]*100/SUM([.B102];[.D102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3]*100/SUM([.B103:.C103])" office:value-type="float" office:value="100" calcext:value-type="float">
            <text:p>100</text:p>
          </table:table-cell>
          <table:table-cell table:formula="of:=[.B103]*100/SUM([.B103];[.D10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4]*100/SUM([.B104:.C104])" office:value-type="float" office:value="33.3333333333333" calcext:value-type="float">
            <text:p>33.3333333333333</text:p>
          </table:table-cell>
          <table:table-cell table:formula="of:=[.B104]*100/SUM([.B104];[.D10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5]*100/SUM([.B105:.C105])" office:value-type="float" office:value="100" calcext:value-type="float">
            <text:p>100</text:p>
          </table:table-cell>
          <table:table-cell table:formula="of:=[.B105]*100/SUM([.B105];[.D10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06]*100/SUM([.B106];[.D10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7]*100/SUM([.B107:.C107])" office:value-type="float" office:value="25" calcext:value-type="float">
            <text:p>25</text:p>
          </table:table-cell>
          <table:table-cell table:formula="of:=[.B107]*100/SUM([.B107];[.D10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8]*100/SUM([.B108:.C108])" office:value-type="float" office:value="100" calcext:value-type="float">
            <text:p>100</text:p>
          </table:table-cell>
          <table:table-cell table:formula="of:=[.B108]*100/SUM([.B108];[.D10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9]*100/SUM([.B109:.C109])" office:value-type="float" office:value="100" calcext:value-type="float">
            <text:p>100</text:p>
          </table:table-cell>
          <table:table-cell table:formula="of:=[.B109]*100/SUM([.B109];[.D10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0]*100/SUM([.B110:.C110])" office:value-type="float" office:value="100" calcext:value-type="float">
            <text:p>100</text:p>
          </table:table-cell>
          <table:table-cell table:formula="of:=[.B110]*100/SUM([.B110];[.D1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4]*100/SUM([.B114:.C114])" office:value-type="float" office:value="50" calcext:value-type="float">
            <text:p>50</text:p>
          </table:table-cell>
          <table:table-cell table:formula="of:=[.B114]*100/SUM([.B114];[.D1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15]*100/SUM([.B115];[.D115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6]*100/SUM([.B116:.C116])" office:value-type="float" office:value="100" calcext:value-type="float">
            <text:p>100</text:p>
          </table:table-cell>
          <table:table-cell table:formula="of:=[.B116]*100/SUM([.B116];[.D1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7]*100/SUM([.B117:.C117])" office:value-type="float" office:value="100" calcext:value-type="float">
            <text:p>100</text:p>
          </table:table-cell>
          <table:table-cell table:formula="of:=[.B117]*100/SUM([.B117];[.D1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8]*100/SUM([.B118:.C118])" office:value-type="float" office:value="100" calcext:value-type="float">
            <text:p>100</text:p>
          </table:table-cell>
          <table:table-cell table:formula="of:=[.B118]*100/SUM([.B118];[.D1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9]*100/SUM([.B119:.C119])" office:value-type="float" office:value="100" calcext:value-type="float">
            <text:p>100</text:p>
          </table:table-cell>
          <table:table-cell table:formula="of:=[.B119]*100/SUM([.B119];[.D1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0]*100/SUM([.B120:.C120])" office:value-type="float" office:value="100" calcext:value-type="float">
            <text:p>100</text:p>
          </table:table-cell>
          <table:table-cell table:formula="of:=[.B120]*100/SUM([.B120];[.D1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1]*100/SUM([.B121:.C121])" office:value-type="float" office:value="100" calcext:value-type="float">
            <text:p>100</text:p>
          </table:table-cell>
          <table:table-cell table:formula="of:=[.B121]*100/SUM([.B121];[.D1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2]*100/SUM([.B122:.C122])" office:value-type="float" office:value="100" calcext:value-type="float">
            <text:p>100</text:p>
          </table:table-cell>
          <table:table-cell table:formula="of:=[.B122]*100/SUM([.B122];[.D1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3]*100/SUM([.B123:.C123])" office:value-type="float" office:value="100" calcext:value-type="float">
            <text:p>100</text:p>
          </table:table-cell>
          <table:table-cell table:formula="of:=[.B123]*100/SUM([.B123];[.D1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4]*100/SUM([.B124:.C124])" office:value-type="float" office:value="100" calcext:value-type="float">
            <text:p>100</text:p>
          </table:table-cell>
          <table:table-cell table:formula="of:=[.B124]*100/SUM([.B124];[.D1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5]*100/SUM([.B125:.C125])" office:value-type="float" office:value="100" calcext:value-type="float">
            <text:p>100</text:p>
          </table:table-cell>
          <table:table-cell table:formula="of:=[.B125]*100/SUM([.B125];[.D1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6]*100/SUM([.B126:.C126])" office:value-type="float" office:value="100" calcext:value-type="float">
            <text:p>100</text:p>
          </table:table-cell>
          <table:table-cell table:formula="of:=[.B126]*100/SUM([.B126];[.D1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7]*100/SUM([.B127:.C127])" office:value-type="float" office:value="100" calcext:value-type="float">
            <text:p>100</text:p>
          </table:table-cell>
          <table:table-cell table:formula="of:=[.B127]*100/SUM([.B127];[.D1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8]*100/SUM([.B128:.C128])" office:value-type="float" office:value="100" calcext:value-type="float">
            <text:p>100</text:p>
          </table:table-cell>
          <table:table-cell table:formula="of:=[.B128]*100/SUM([.B128];[.D1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9]*100/SUM([.B129:.C129])" office:value-type="float" office:value="100" calcext:value-type="float">
            <text:p>100</text:p>
          </table:table-cell>
          <table:table-cell table:formula="of:=[.B129]*100/SUM([.B129];[.D1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0]*100/SUM([.B130:.C130])" office:value-type="float" office:value="100" calcext:value-type="float">
            <text:p>100</text:p>
          </table:table-cell>
          <table:table-cell table:formula="of:=[.B130]*100/SUM([.B130];[.D1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1]*100/SUM([.B131:.C131])" office:value-type="float" office:value="100" calcext:value-type="float">
            <text:p>100</text:p>
          </table:table-cell>
          <table:table-cell table:formula="of:=[.B131]*100/SUM([.B131];[.D1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2]*100/SUM([.B132:.C132])" office:value-type="float" office:value="100" calcext:value-type="float">
            <text:p>100</text:p>
          </table:table-cell>
          <table:table-cell table:formula="of:=[.B132]*100/SUM([.B132];[.D1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3]*100/SUM([.B133:.C133])" office:value-type="float" office:value="100" calcext:value-type="float">
            <text:p>100</text:p>
          </table:table-cell>
          <table:table-cell table:formula="of:=[.B133]*100/SUM([.B133];[.D1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4]*100/SUM([.B134:.C134])" office:value-type="float" office:value="100" calcext:value-type="float">
            <text:p>100</text:p>
          </table:table-cell>
          <table:table-cell table:formula="of:=[.B134]*100/SUM([.B134];[.D1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6]*100/SUM([.B136:.C136])" office:value-type="float" office:value="100" calcext:value-type="float">
            <text:p>100</text:p>
          </table:table-cell>
          <table:table-cell table:formula="of:=[.B136]*100/SUM([.B136];[.D1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7]*100/SUM([.B137:.C137])" office:value-type="float" office:value="100" calcext:value-type="float">
            <text:p>100</text:p>
          </table:table-cell>
          <table:table-cell table:formula="of:=[.B137]*100/SUM([.B137];[.D13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8]*100/SUM([.B138:.C138])" office:value-type="float" office:value="100" calcext:value-type="float">
            <text:p>100</text:p>
          </table:table-cell>
          <table:table-cell table:formula="of:=[.B138]*100/SUM([.B138];[.D1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9]*100/SUM([.B139:.C139])" office:value-type="float" office:value="100" calcext:value-type="float">
            <text:p>100</text:p>
          </table:table-cell>
          <table:table-cell table:formula="of:=[.B139]*100/SUM([.B139];[.D1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0]*100/SUM([.B140:.C140])" office:value-type="float" office:value="100" calcext:value-type="float">
            <text:p>100</text:p>
          </table:table-cell>
          <table:table-cell table:formula="of:=[.B140]*100/SUM([.B140];[.D1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1]*100/SUM([.B141:.C141])" office:value-type="float" office:value="100" calcext:value-type="float">
            <text:p>100</text:p>
          </table:table-cell>
          <table:table-cell table:formula="of:=[.B141]*100/SUM([.B141];[.D1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2]*100/SUM([.B142:.C142])" office:value-type="float" office:value="100" calcext:value-type="float">
            <text:p>100</text:p>
          </table:table-cell>
          <table:table-cell table:formula="of:=[.B142]*100/SUM([.B142];[.D1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3]*100/SUM([.B143:.C143])" office:value-type="float" office:value="100" calcext:value-type="float">
            <text:p>100</text:p>
          </table:table-cell>
          <table:table-cell table:formula="of:=[.B143]*100/SUM([.B143];[.D1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4]*100/SUM([.B144:.C144])" office:value-type="float" office:value="100" calcext:value-type="float">
            <text:p>100</text:p>
          </table:table-cell>
          <table:table-cell table:formula="of:=[.B144]*100/SUM([.B144];[.D1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6]*100/SUM([.B146:.C146])" office:value-type="float" office:value="100" calcext:value-type="float">
            <text:p>100</text:p>
          </table:table-cell>
          <table:table-cell table:formula="of:=[.B146]*100/SUM([.B146];[.D1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47]*100/SUM([.B147];[.D14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8]*100/SUM([.B148:.C148])" office:value-type="float" office:value="100" calcext:value-type="float">
            <text:p>100</text:p>
          </table:table-cell>
          <table:table-cell table:formula="of:=[.B148]*100/SUM([.B148];[.D1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9]*100/SUM([.B149:.C149])" office:value-type="float" office:value="100" calcext:value-type="float">
            <text:p>100</text:p>
          </table:table-cell>
          <table:table-cell table:formula="of:=[.B149]*100/SUM([.B149];[.D1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0]*100/SUM([.B150:.C150])" office:value-type="float" office:value="100" calcext:value-type="float">
            <text:p>100</text:p>
          </table:table-cell>
          <table:table-cell table:formula="of:=[.B150]*100/SUM([.B150];[.D1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1]*100/SUM([.B151:.C151])" office:value-type="float" office:value="100" calcext:value-type="float">
            <text:p>100</text:p>
          </table:table-cell>
          <table:table-cell table:formula="of:=[.B151]*100/SUM([.B151];[.D1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2]*100/SUM([.B152:.C152])" office:value-type="float" office:value="100" calcext:value-type="float">
            <text:p>100</text:p>
          </table:table-cell>
          <table:table-cell table:formula="of:=[.B152]*100/SUM([.B152];[.D1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3]*100/SUM([.B153:.C153])" office:value-type="float" office:value="100" calcext:value-type="float">
            <text:p>100</text:p>
          </table:table-cell>
          <table:table-cell table:formula="of:=[.B153]*100/SUM([.B153];[.D15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4]*100/SUM([.B154:.C154])" office:value-type="float" office:value="100" calcext:value-type="float">
            <text:p>100</text:p>
          </table:table-cell>
          <table:table-cell table:formula="of:=[.B154]*100/SUM([.B154];[.D15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5]*100/SUM([.B155:.C155])" office:value-type="float" office:value="100" calcext:value-type="float">
            <text:p>100</text:p>
          </table:table-cell>
          <table:table-cell table:formula="of:=[.B155]*100/SUM([.B155];[.D15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6]*100/SUM([.B156:.C156])" office:value-type="float" office:value="100" calcext:value-type="float">
            <text:p>100</text:p>
          </table:table-cell>
          <table:table-cell table:formula="of:=[.B156]*100/SUM([.B156];[.D15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7]*100/SUM([.B157:.C157])" office:value-type="float" office:value="100" calcext:value-type="float">
            <text:p>100</text:p>
          </table:table-cell>
          <table:table-cell table:formula="of:=[.B157]*100/SUM([.B157];[.D15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8]*100/SUM([.B158:.C158])" office:value-type="float" office:value="100" calcext:value-type="float">
            <text:p>100</text:p>
          </table:table-cell>
          <table:table-cell table:formula="of:=[.B158]*100/SUM([.B158];[.D15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9]*100/SUM([.B159:.C159])" office:value-type="float" office:value="100" calcext:value-type="float">
            <text:p>100</text:p>
          </table:table-cell>
          <table:table-cell table:formula="of:=[.B159]*100/SUM([.B159];[.D15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0]*100/SUM([.B160:.C160])" office:value-type="float" office:value="100" calcext:value-type="float">
            <text:p>100</text:p>
          </table:table-cell>
          <table:table-cell table:formula="of:=[.B160]*100/SUM([.B160];[.D1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1]*100/SUM([.B161:.C161])" office:value-type="float" office:value="100" calcext:value-type="float">
            <text:p>100</text:p>
          </table:table-cell>
          <table:table-cell table:formula="of:=[.B161]*100/SUM([.B161];[.D1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2]*100/SUM([.B162:.C162])" office:value-type="float" office:value="100" calcext:value-type="float">
            <text:p>100</text:p>
          </table:table-cell>
          <table:table-cell table:formula="of:=[.B162]*100/SUM([.B162];[.D1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3]*100/SUM([.B163:.C163])" office:value-type="float" office:value="100" calcext:value-type="float">
            <text:p>100</text:p>
          </table:table-cell>
          <table:table-cell table:formula="of:=[.B163]*100/SUM([.B163];[.D1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4]*100/SUM([.B164:.C164])" office:value-type="float" office:value="100" calcext:value-type="float">
            <text:p>100</text:p>
          </table:table-cell>
          <table:table-cell table:formula="of:=[.B164]*100/SUM([.B164];[.D16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5]*100/SUM([.B165:.C165])" office:value-type="float" office:value="100" calcext:value-type="float">
            <text:p>100</text:p>
          </table:table-cell>
          <table:table-cell table:formula="of:=[.B165]*100/SUM([.B165];[.D16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6]*100/SUM([.B166:.C166])" office:value-type="float" office:value="100" calcext:value-type="float">
            <text:p>100</text:p>
          </table:table-cell>
          <table:table-cell table:formula="of:=[.B166]*100/SUM([.B166];[.D16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7]*100/SUM([.B167:.C167])" office:value-type="float" office:value="100" calcext:value-type="float">
            <text:p>100</text:p>
          </table:table-cell>
          <table:table-cell table:formula="of:=[.B167]*100/SUM([.B167];[.D16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8]*100/SUM([.B168:.C168])" office:value-type="float" office:value="100" calcext:value-type="float">
            <text:p>100</text:p>
          </table:table-cell>
          <table:table-cell table:formula="of:=[.B168]*100/SUM([.B168];[.D16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0]*100/SUM([.B170:.C170])" office:value-type="float" office:value="50" calcext:value-type="float">
            <text:p>50</text:p>
          </table:table-cell>
          <table:table-cell table:formula="of:=[.B170]*100/SUM([.B170];[.D1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1]*100/SUM([.B171:.C171])" office:value-type="float" office:value="50" calcext:value-type="float">
            <text:p>50</text:p>
          </table:table-cell>
          <table:table-cell table:formula="of:=[.B171]*100/SUM([.B171];[.D1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2]*100/SUM([.B172:.C172])" office:value-type="float" office:value="100" calcext:value-type="float">
            <text:p>100</text:p>
          </table:table-cell>
          <table:table-cell table:formula="of:=[.B172]*100/SUM([.B172];[.D1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3]*100/SUM([.B173:.C173])" office:value-type="float" office:value="100" calcext:value-type="float">
            <text:p>100</text:p>
          </table:table-cell>
          <table:table-cell table:formula="of:=[.B173]*100/SUM([.B173];[.D17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4]*100/SUM([.B174:.C174])" office:value-type="float" office:value="100" calcext:value-type="float">
            <text:p>100</text:p>
          </table:table-cell>
          <table:table-cell table:formula="of:=[.B174]*100/SUM([.B174];[.D1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5]*100/SUM([.B175:.C175])" office:value-type="float" office:value="100" calcext:value-type="float">
            <text:p>100</text:p>
          </table:table-cell>
          <table:table-cell table:formula="of:=[.B175]*100/SUM([.B175];[.D17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6]*100/SUM([.B176:.C176])" office:value-type="float" office:value="50" calcext:value-type="float">
            <text:p>50</text:p>
          </table:table-cell>
          <table:table-cell table:formula="of:=[.B176]*100/SUM([.B176];[.D17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7]*100/SUM([.B177:.C177])" office:value-type="float" office:value="100" calcext:value-type="float">
            <text:p>100</text:p>
          </table:table-cell>
          <table:table-cell table:formula="of:=[.B177]*100/SUM([.B177];[.D17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8]*100/SUM([.B178:.C178])" office:value-type="float" office:value="100" calcext:value-type="float">
            <text:p>100</text:p>
          </table:table-cell>
          <table:table-cell table:formula="of:=[.B178]*100/SUM([.B178];[.D17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9]*100/SUM([.B179:.C179])" office:value-type="float" office:value="100" calcext:value-type="float">
            <text:p>100</text:p>
          </table:table-cell>
          <table:table-cell table:formula="of:=[.B179]*100/SUM([.B179];[.D17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0]*100/SUM([.B180:.C180])" office:value-type="float" office:value="100" calcext:value-type="float">
            <text:p>100</text:p>
          </table:table-cell>
          <table:table-cell table:formula="of:=[.B180]*100/SUM([.B180];[.D18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1]*100/SUM([.B181:.C181])" office:value-type="float" office:value="50" calcext:value-type="float">
            <text:p>50</text:p>
          </table:table-cell>
          <table:table-cell table:formula="of:=[.B181]*100/SUM([.B181];[.D181])" office:value-type="float" office:value="100" calcext:value-type="float">
            <text:p>100</text:p>
          </table:table-cell>
          <table:table-cell table:style-name="ce1" table:formula="of:=SUM([.H2:.H180])/179" office:value-type="float" office:value="91.2011173184358" calcext:value-type="float">
            <text:p>91.20111731843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2]*100/SUM([.B182:.C182])" office:value-type="float" office:value="50" calcext:value-type="float">
            <text:p>50</text:p>
          </table:table-cell>
          <table:table-cell table:formula="of:=[.B182]*100/SUM([.B182];[.D182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3]*100/SUM([.B183:.C183])" office:value-type="float" office:value="50" calcext:value-type="float">
            <text:p>50</text:p>
          </table:table-cell>
          <table:table-cell table:formula="of:=[.B183]*100/SUM([.B183];[.D183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4]*100/SUM([.B184:.C184])" office:value-type="float" office:value="50" calcext:value-type="float">
            <text:p>50</text:p>
          </table:table-cell>
          <table:table-cell table:formula="of:=[.B184]*100/SUM([.B184];[.D184]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5]*100/SUM([.B185:.C185])" office:value-type="float" office:value="50" calcext:value-type="float">
            <text:p>50</text:p>
          </table:table-cell>
          <table:table-cell table:formula="of:=[.B185]*100/SUM([.B185];[.D185]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6]*100/SUM([.B186:.C186])" office:value-type="float" office:value="50" calcext:value-type="float">
            <text:p>50</text:p>
          </table:table-cell>
          <table:table-cell table:formula="of:=[.B186]*100/SUM([.B186];[.D186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7]*100/SUM([.B187:.C187])" office:value-type="float" office:value="100" calcext:value-type="float">
            <text:p>100</text:p>
          </table:table-cell>
          <table:table-cell table:formula="of:=[.B187]*100/SUM([.B187];[.D187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8]*100/SUM([.B188:.C188])" office:value-type="float" office:value="100" calcext:value-type="float">
            <text:p>100</text:p>
          </table:table-cell>
          <table:table-cell table:formula="of:=[.B188]*100/SUM([.B188];[.D188])" office:value-type="float" office:value="100" calcext:value-type="float">
            <text:p>100</text:p>
          </table:table-cell>
          <table:table-cell/>
          <table:table-cell table:style-name="ce1" table:formula="of:=SUM([.I2:.I187])/186" office:value-type="float" office:value="94.0860215053764" calcext:value-type="float">
            <text:p>94.08602150537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9]*100/SUM([.B189:.C189])" office:value-type="float" office:value="100" calcext:value-type="float">
            <text:p>100</text:p>
          </table:table-cell>
          <table:table-cell table:formula="of:=[.B189]*100/SUM([.B189];[.D18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0]*100/SUM([.B190:.C190])" office:value-type="float" office:value="50" calcext:value-type="float">
            <text:p>50</text:p>
          </table:table-cell>
          <table:table-cell table:formula="of:=[.B190]*100/SUM([.B190];[.D19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1]*100/SUM([.B191:.C191])" office:value-type="float" office:value="100" calcext:value-type="float">
            <text:p>100</text:p>
          </table:table-cell>
          <table:table-cell table:formula="of:=[.B191]*100/SUM([.B191];[.D19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2]*100/SUM([.B192:.C192])" office:value-type="float" office:value="100" calcext:value-type="float">
            <text:p>100</text:p>
          </table:table-cell>
          <table:table-cell table:formula="of:=[.B192]*100/SUM([.B192];[.D19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4]*100/SUM([.B194:.C194])" office:value-type="float" office:value="0" calcext:value-type="float">
            <text:p>0</text:p>
          </table:table-cell>
          <table:table-cell table:formula="of:=[.B194]*100/SUM([.B194];[.D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95]*100/SUM([.B195];[.D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6]*100/SUM([.B196:.C196])" office:value-type="float" office:value="50" calcext:value-type="float">
            <text:p>50</text:p>
          </table:table-cell>
          <table:table-cell table:formula="of:=[.B196]*100/SUM([.B196];[.D19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7]*100/SUM([.B197:.C197])" office:value-type="float" office:value="50" calcext:value-type="float">
            <text:p>50</text:p>
          </table:table-cell>
          <table:table-cell table:formula="of:=[.B197]*100/SUM([.B197];[.D19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8]*100/SUM([.B198:.C198])" office:value-type="float" office:value="0" calcext:value-type="float">
            <text:p>0</text:p>
          </table:table-cell>
          <table:table-cell table:formula="of:=[.B198]*100/SUM([.B198];[.D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9]*100/SUM([.B199:.C199])" office:value-type="float" office:value="0" calcext:value-type="float">
            <text:p>0</text:p>
          </table:table-cell>
          <table:table-cell table:formula="of:=[.B199]*100/SUM([.B199];[.D199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36:49.501103896</meta:creation-date>
    <dc:date>2019-03-19T12:32:40.209919547</dc:date>
    <meta:editing-duration>PT9M55S</meta:editing-duration>
    <meta:editing-cycles>2</meta:editing-cycles>
    <meta:generator>LibreOffice/6.0.7.3$Linux_X86_64 LibreOffice_project/00m0$Build-3</meta:generator>
    <meta:document-statistic meta:table-count="1" meta:cell-count="1576" meta:object-count="0"/>
  </office:meta>
</office:document-meta>
</file>